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-0.801cm" fo:line-height="115%" fo:text-indent="0cm" style:auto-text-indent="false" fo:background-color="transparent"/>
      <style:text-properties officeooo:rsid="000eebab" officeooo:paragraph-rsid="000eebab"/>
    </style:style>
    <style:style style:name="P2" style:family="paragraph" style:parent-style-name="Standard">
      <loext:graphic-properties draw:fill="none"/>
      <style:paragraph-properties fo:margin-left="0cm" fo:margin-right="-0.801cm" fo:line-height="200%" fo:text-indent="0cm" style:auto-text-indent="false" fo:background-color="transparent"/>
      <style:text-properties officeooo:rsid="000eebab" officeooo:paragraph-rsid="000eebab"/>
    </style:style>
    <style:style style:name="P3" style:family="paragraph" style:parent-style-name="Standard">
      <loext:graphic-properties draw:fill="none"/>
      <style:paragraph-properties fo:margin-left="0cm" fo:margin-right="-0.801cm" fo:line-height="150%" fo:text-indent="0cm" style:auto-text-indent="false" fo:background-color="transparent"/>
      <style:text-properties officeooo:rsid="000eebab" officeooo:paragraph-rsid="000eebab"/>
    </style:style>
    <style:style style:name="P4" style:family="paragraph" style:parent-style-name="Standard">
      <loext:graphic-properties draw:fill="none"/>
      <style:paragraph-properties fo:margin-left="0cm" fo:margin-right="-0.801cm" fo:line-height="150%" fo:text-indent="0cm" style:auto-text-indent="false" fo:background-color="transparent"/>
      <style:text-properties officeooo:paragraph-rsid="000eebab"/>
    </style:style>
    <style:style style:name="P5" style:family="paragraph" style:parent-style-name="Standard">
      <loext:graphic-properties draw:fill="none"/>
      <style:paragraph-properties fo:margin-left="0cm" fo:margin-right="-0.801cm" fo:line-height="150%" fo:text-indent="0cm" style:auto-text-indent="false" fo:background-color="transparent"/>
      <style:text-properties officeooo:paragraph-rsid="00105ed1"/>
    </style:style>
    <style:style style:name="P6" style:family="paragraph" style:parent-style-name="Standard">
      <loext:graphic-properties draw:fill="none"/>
      <style:paragraph-properties fo:margin-left="0cm" fo:margin-right="-0.801cm" fo:line-height="150%" fo:text-indent="0cm" style:auto-text-indent="false" fo:background-color="transparent"/>
      <style:text-properties fo:font-weight="normal" officeooo:rsid="000eebab" officeooo:paragraph-rsid="000eebab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-0.801cm" fo:line-height="150%" fo:text-indent="0cm" style:auto-text-indent="false" fo:background-color="transparent"/>
      <style:text-properties fo:font-weight="normal" officeooo:rsid="00105ed1" officeooo:paragraph-rsid="00105ed1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-0.801cm" fo:line-height="150%" fo:text-indent="0cm" style:auto-text-indent="false" fo:background-color="transparent"/>
      <style:text-properties fo:font-weight="bold" officeooo:rsid="00105ed1" officeooo:paragraph-rsid="00105ed1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-0.801cm" fo:line-height="115%" fo:text-indent="0cm" style:auto-text-indent="false" fo:background-color="transparent"/>
      <style:text-properties fo:font-weight="bold" officeooo:rsid="000eebab" officeooo:paragraph-rsid="000eebab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-0.801cm" fo:line-height="150%" fo:text-indent="0cm" style:auto-text-indent="false" fo:background-color="transparent"/>
      <style:text-properties officeooo:rsid="0010790a" officeooo:paragraph-rsid="0010790a"/>
    </style:style>
    <style:style style:name="P11" style:family="paragraph" style:parent-style-name="Standard">
      <loext:graphic-properties draw:fill="none"/>
      <style:paragraph-properties fo:margin-left="0cm" fo:margin-right="-0.801cm" fo:line-height="115%" fo:text-indent="0cm" style:auto-text-indent="false" fo:background-color="transparent"/>
      <style:text-properties officeooo:rsid="0010790a" officeooo:paragraph-rsid="0010790a"/>
    </style:style>
    <style:style style:name="P12" style:family="paragraph" style:parent-style-name="Standard" style:master-page-name="">
      <loext:graphic-properties draw:fill="none"/>
      <style:paragraph-properties fo:margin-left="0cm" fo:margin-right="-0.801cm" fo:text-indent="0cm" style:auto-text-indent="false" style:page-number="auto" fo:background-color="transparent"/>
      <style:text-properties fo:font-size="14pt" fo:font-weight="bold" officeooo:rsid="000eebab" officeooo:paragraph-rsid="000eebab" style:font-size-asian="14pt" style:font-weight-asian="bold" style:font-size-complex="14pt" style:font-weight-complex="bold"/>
    </style:style>
    <style:style style:name="T1" style:family="text">
      <style:text-properties officeooo:rsid="000eeb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5ed1" style:font-weight-asian="bold" style:font-weight-complex="bold"/>
    </style:style>
    <style:style style:name="T4" style:family="text">
      <style:text-properties officeooo:rsid="00105ed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5ed1" style:font-weight-asian="normal" style:font-weight-complex="normal"/>
    </style:style>
    <style:style style:name="T7" style:family="text">
      <style:text-properties fo:font-weight="normal" officeooo:rsid="0010790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TEPS TO EXECUTE CAN-CONVERT COMMAND IN WINDOWS.</text:p>
      <text:p text:style-name="P3"/>
      <text:p text:style-name="P3">1.Install canmatrix in the windox by entering the below command in command prompt</text:p>
      <text:p text:style-name="P4"><text:span text:style-name="T1"><text:s text:c="6"/></text:span><text:bookmark text:name="pip-command"/><text:span text:style-name="T2">pip install canmatrix</text:span></text:p>
      <text:p text:style-name="P6">2.<text:span text:style-name="T4">Install all the file format readers(packages) <text:s/>in windows by entering all the below commands one by one<text:line-break/> <text:s text:c="5"/></text:span><text:span text:style-name="T3">pip install xlrd</text:span></text:p>
      <text:p text:style-name="P8"><text:s text:c="6"/>pip install xlwt</text:p>
      <text:p text:style-name="P8"><text:s text:c="6"/>pip install lxml</text:p>
      <text:p text:style-name="P8"><text:s text:c="6"/>pip install xlmxwriter</text:p>
      <text:p text:style-name="P8"><text:s text:c="6"/>pip install pyyaml</text:p>
      <text:p text:style-name="P8"><text:s text:c="6"/>pip install future</text:p>
      <text:p text:style-name="P7">3.Go to the file location C/users/local/programs/python/python3.8/site-packages/canmatrix/format and update the existing xlsx.py into into a script which will be found in the below link.</text:p>
      <text:p text:style-name="P5"><text:span text:style-name="T6"><text:s text:c="6"/></text:span><text:a xlink:type="simple" xlink:href="https://github.com/ebroecker/canmatrix/commit/fdbcbcdcc3219ea1b04f0898d460bb5383ce170c" text:style-name="Internet_20_link" text:visited-style-name="Visited_20_Internet_20_Link"><text:span text:style-name="T7">https://github.com/ebroecker/canmatrix/commit/fdbcbcdcc3219ea1b04f0898d460bb5383ce170c</text:span></text:a></text:p>
      <text:p text:style-name="P10"><text:span text:style-name="T5">4.Now open the command prompt and enter the below command</text:span></text:p>
      <text:p text:style-name="P11"><text:span text:style-name="T5"><text:s text:c="6"/></text:span><text:span text:style-name="T2">canconvert &lt;location of source Excel sheet&gt;/&lt;name of Excelsheet.xlsx&gt; &lt;Destination location for DBC&gt;/&lt;name of DBC file to generate.dbc&gt;</text:span></text:p>
      <text:p text:style-name="P9"><text:s text:c="6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44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3:14:19.013144259</meta:creation-date>
    <dc:date>2020-06-03T13:45:12.469116895</dc:date>
    <meta:editing-duration>PT8M23S</meta:editing-duration>
    <meta:editing-cycles>1</meta:editing-cycles>
    <meta:document-statistic meta:table-count="0" meta:image-count="0" meta:object-count="0" meta:page-count="1" meta:paragraph-count="14" meta:word-count="109" meta:character-count="886" meta:non-whitespace-character-count="729"/>
    <meta:generator>LibreOffice/6.0.7.3$Linux_X86_64 LibreOffice_project/00m0$Build-3</meta:generator>
  </office:meta>
</office:document-meta>
</file>